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<text:tab/><text:tab/>=================================</text:span></text:p>
      <text:p text:style-name="P1"><text:span text:style-name="T1"><text:tab/><text:tab/><text:tab/><text:tab/><text:tab/>Network Programming in Python</text:span></text:p>
      <text:p text:style-name="P1"><text:span text:style-name="T1"><text:tab/><text:tab/><text:tab/><text:tab/>=================================</text:span></text:p>
      <text:p text:style-name="P1"><text:span text:style-name="T1">=&gt;The purpose of Network Programming in Python is that "To share the data between Multiple Machines </text:span></text:p>
      <text:p text:style-name="P1"><text:span text:style-name="T1"><text:s text:c="4"/>which are located across the universe".</text:span></text:p>
      <text:p text:style-name="P1"><text:span text:style-name="T1">---------------------------</text:span></text:p>
      <text:p text:style-name="P1"><text:span text:style-name="T1">=&gt;Def of Network:</text:span></text:p>
      <text:p text:style-name="P1"><text:span text:style-name="T1">---------------------------</text:span></text:p>
      <text:p text:style-name="P1"><text:span text:style-name="T1">=&gt;A Network is a Collection <text:s/>of Interconnected computer connected with Server.</text:span></text:p>
      <text:p text:style-name="P1"><text:span text:style-name="T1">--------------------------------</text:span></text:p>
      <text:p text:style-name="P1"><text:span text:style-name="T1">=&gt;By Using Network Programming, we can develop Client-Server Applications.</text:span></text:p>
      <text:p text:style-name="P1"><text:span text:style-name="T1">=&gt;In order to develop Client-Server Application, we inturns <text:s/>develop two types of Programs. They are</text:span></text:p>
      <text:p text:style-name="P1"><text:span text:style-name="T1"><text:tab/><text:tab/>1. Sever Side Application.</text:span></text:p>
      <text:p text:style-name="P1"><text:span text:style-name="T1"><text:tab/><text:tab/>2. Client Side Application.</text:span></text:p>
      <text:p text:style-name="P1"><text:span text:style-name="T1">---------------------------------------------------------------------------------------------------------</text:span></text:p>
      <text:p text:style-name="P1"><text:span text:style-name="T1">=&gt;Def of Client Side Application</text:span></text:p>
      <text:p text:style-name="P1"><text:span text:style-name="T1">---------------------------------------------</text:span></text:p>
      <text:p text:style-name="P1"><text:span text:style-name="T1">=&gt;A Client Side Application always makes a request to Server Side Program and obtains Response from </text:span></text:p>
      <text:p text:style-name="P1"><text:span text:style-name="T1"><text:s text:c="5"/>Server Side Program</text:span></text:p>
      <text:p text:style-name="P2"/>
      <text:p text:style-name="P1"><text:span text:style-name="T1">---------------------------------------------</text:span></text:p>
      <text:p text:style-name="P1"><text:span text:style-name="T1">=&gt;Def of Server Side Application</text:span></text:p>
      <text:p text:style-name="P1"><text:span text:style-name="T1">---------------------------------------------</text:span></text:p>
      <text:p text:style-name="P1"><text:span text:style-name="T1">=&gt;A Server Side Application always receives the Request from Client Side Program, Process the request and gives Response back to Client Side Application</text:span></text:p>
      <text:p text:style-name="P1"><text:span text:style-name="T1">----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4" meta:word-count="134" meta:character-count="1289" meta:non-whitespace-character-count="1149"/>
    <meta:generator>LibreOfficeDev/6.0.5.2$Linux_X86_64 LibreOffice_project/</meta:generator>
  </office:meta>
</office:document-meta>
</file>